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1.251cm" fo:margin-top="0.101cm" fo:margin-bottom="0.101cm" style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 Light" fo:font-size="13pt" fo:font-weight="bold" fo:background-color="transparent" style:font-name-asian="Calibri Light" style:font-name-complex="Calibri Ligh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 Light" fo:font-size="12pt" fo:font-weight="normal" fo:background-color="transparent" style:font-name-asian="Calibri Light" style:font-name-complex="Calibri Light"/>
    </style:style>
    <style:style style:name="P6" style:family="paragraph" style:parent-style-name="Standard">
      <style:paragraph-properties fo:margin-left="1.251cm" fo:margin-top="0.101cm" fo:margin-bottom="0.101cm" style:contextual-spacing="false" fo:line-height="100%" fo:text-align="start" style:justify-single-word="false" fo:text-indent="0cm" style:auto-text-indent="false"/>
      <style:text-properties style:use-window-font-color="true" loext:opacity="0%" style:font-name="Calibri Light" fo:font-size="12pt" fo:font-weight="normal" fo:background-color="transparent" style:font-name-asian="Calibri Light" style:font-name-complex="Calibri Light"/>
    </style:style>
    <style:style style:name="P7" style:family="paragraph" style:parent-style-name="Standard" style:list-style-name="L1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8" style:family="paragraph" style:parent-style-name="Standard" style:list-style-name="L2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9" style:family="paragraph" style:parent-style-name="Standard" style:list-style-name="L3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0" style:family="paragraph" style:parent-style-name="Standard" style:list-style-name="L4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1" style:family="paragraph" style:parent-style-name="Standard" style:list-style-name="L5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P12" style:family="paragraph" style:parent-style-name="Standard" style:list-style-name="L6">
      <style:paragraph-properties fo:margin-left="-0.635cm" fo:margin-top="0.101cm" fo:margin-bottom="0.101cm" style:contextual-spacing="false" fo:line-height="100%" fo:text-align="start" style:justify-single-word="false" fo:text-indent="0.635cm" style:auto-text-indent="false"/>
      <style:text-properties style:use-window-font-color="true" loext:opacity="0%" style:font-name="Calibri Light" fo:font-size="10.5pt" fo:font-weight="normal" fo:background-color="transparent" style:font-name-asian="Calibri Light" style:font-name-complex="Calibri Light"/>
    </style:style>
    <style:style style:name="T1" style:family="text">
      <style:text-properties style:use-window-font-color="true" loext:opacity="0%" style:font-name="Calibri Light" fo:font-size="12pt" fo:font-weight="normal" fo:background-color="transparent" loext:char-shading-value="0" style:font-name-asian="Calibri Light" style:font-name-complex="Calibri Light"/>
    </style:style>
    <style:style style:name="T2" style:family="text">
      <style:text-properties style:use-window-font-color="true" loext:opacity="0%" style:font-name="Calibri Light" fo:font-size="10.5pt" fo:font-weight="normal" fo:background-color="transparent" loext:char-shading-value="0" style:font-name-asian="Calibri Light" style:font-name-complex="Calibri Light"/>
    </style:style>
    <style:style style:name="T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mbria Math" fo:font-size="12pt" fo:font-weight="normal" fo:background-color="transparent" loext:char-shading-value="0" style:font-name-asian="Cambria Math" style:font-name-complex="Cambria Math"/>
    </style:style>
    <text:list-style style:name="L1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1.90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Permisos LINUX</text:p>
      <text:p text:style-name="P1"><text:span text:style-name="T3"/></text:p>
      <text:p text:style-name="P5">Realiza las siguientes modificaciones de permisos en un archivo cualquiera del sistema y comprueba que <text:s/>queden correctamente modificados.</text:p>
      <text:p text:style-name="P1"><text:span text:style-name="T3"/></text:p>
      <text:p text:style-name="P6">a) Añade los siguientes permisos</text:p>
      <text:list text:style-name="L1">
        <text:list-item>
          <text:p text:style-name="P7">GRUPOS: añade permisos de escritura</text:p>
        </text:list-item>
        <text:list-item>
          <text:p text:style-name="P7">OTROS: añade todos los permisos</text:p>
        </text:list-item>
        <text:list-item>
          <text:p text:style-name="P7">USUARIOS: añade permisos de ejecución</text:p>
        </text:list-item>
      </text:list>
      <text:p text:style-name="P2"><text:span text:style-name="T3"/></text:p>
      <text:p text:style-name="P6">b) Añade los siguientes permisos</text:p>
      <text:list text:style-name="L2">
        <text:list-item>
          <text:p text:style-name="P8">USUARIOS: añade los permisos de escritura y ejecución</text:p>
        </text:list-item>
        <text:list-item>
          <text:p text:style-name="P8">GRUPOS: añade los permisos de ejecución y lectura</text:p>
        </text:list-item>
        <text:list-item>
          <text:p text:style-name="P8">OTROS: añade los permisos de ejecución</text:p>
        </text:list-item>
      </text:list>
      <text:p text:style-name="P3"><text:span text:style-name="T2"/></text:p>
      <text:p text:style-name="P6">c) Añade los siguientes permisos</text:p>
      <text:list text:style-name="L3">
        <text:list-item>
          <text:p text:style-name="P9">OTROS: añade permisos de lectura y escritura</text:p>
        </text:list-item>
        <text:list-item>
          <text:p text:style-name="P9">GRUPOS: añade permisos de ejecución y lectura</text:p>
        </text:list-item>
        <text:list-item>
          <text:p text:style-name="P9">USUARIOS: añade todos los permisos</text:p>
        </text:list-item>
      </text:list>
      <text:p text:style-name="P2"><text:span text:style-name="T1"/></text:p>
      <text:p text:style-name="P6">d) Elimina los siguientes permisos</text:p>
      <text:list text:style-name="L4">
        <text:list-item>
          <text:p text:style-name="P10">USUARIOS: elimina los permisos de escritura y lectura</text:p>
        </text:list-item>
        <text:list-item>
          <text:p text:style-name="P10">GRUPOS: elimina todos los permisos</text:p>
        </text:list-item>
        <text:list-item>
          <text:p text:style-name="P10">OTROS: elimina los permisos de ejecución</text:p>
        </text:list-item>
      </text:list>
      <text:p text:style-name="P3"><text:span text:style-name="T2"/></text:p>
      <text:p text:style-name="P6">e) Elimina los siguientes permisos</text:p>
      <text:list text:style-name="L5">
        <text:list-item>
          <text:p text:style-name="P11">USUARIOS: elimina los permisos de escritura y ejecución</text:p>
        </text:list-item>
        <text:list-item>
          <text:p text:style-name="P11">OTROS: elimina los permisos de ejecución y lectura</text:p>
        </text:list-item>
        <text:list-item>
          <text:p text:style-name="P11">GRUPOS: elimina todos los permisos</text:p>
        </text:list-item>
      </text:list>
      <text:p text:style-name="P2"><text:span text:style-name="T3"/></text:p>
      <text:p text:style-name="P6">f) Elimina los siguientes permisos</text:p>
      <text:list text:style-name="L6">
        <text:list-item>
          <text:p text:style-name="P12">GRUPOS: elimina los permisos de lectura</text:p>
        </text:list-item>
        <text:list-item>
          <text:p text:style-name="P12">USUARIOS: elimina los permisos de escritura</text:p>
        </text:list-item>
        <text:list-item>
          <text:p text:style-name="P12">OTROS: elimina los permisos de ejecución</text:p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→</text:span><text:span text:style-name="T1"> Se da por supuesto que los permisos no indicados, quedarán activados o desactivados dependiendo del ejercicio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30T09:28:41.475000000</dc:date>
    <meta:editing-duration>PT7S</meta:editing-duration>
    <meta:editing-cycles>1</meta:editing-cycles>
    <meta:document-statistic meta:table-count="0" meta:image-count="0" meta:object-count="0" meta:page-count="1" meta:paragraph-count="27" meta:word-count="200" meta:character-count="1243" meta:non-whitespace-character-count="1087"/>
    <meta:generator>LibreOffice/7.6.5.2$Windows_X86_64 LibreOffice_project/38d5f62f85355c192ef5f1dd47c5c0c0c6d6598b</meta:generator>
  </office:meta>
</office:document-meta>
</file>